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118000001A4035787533CA622F3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style:font-name="Ware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8pt" fo:text-shadow="1pt 1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465cm" svg:height="27.699cm" svg:x="1.254cm" svg:y="1cm">
          <draw:image xlink:href="Pictures/100000000000118000001A4035787533CA622F33.jpg" xlink:type="simple" xlink:show="embed" xlink:actuate="onLoad">
            <text:p text:style-name="P1"><text:span text:style-name="T1">ESTHER</text:span><text:span text:style-name="T2"> </text:span><text:span text:style-name="T3">CARE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22T00:29:53.153924090</meta:creation-date>
    <dc:date>2022-06-22T00:39:19.052429402</dc:date>
    <meta:editing-duration>PT9M27S</meta:editing-duration>
    <meta:editing-cycles>2</meta:editing-cycles>
    <meta:generator>LibreOffice/6.0.7.3$Linux_X86_64 LibreOffice_project/00m0$Build-3</meta:generator>
    <meta:document-statistic meta:object-count="1"/>
  </office:meta>
</office:document-meta>
</file>